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style:text-properties style:font-name="Arial" fo:font-weight="bold" style:font-weight-asian="bold" style:font-name-complex="Arial"/>
    </style:style>
    <style:style style:name="P4" style:family="paragraph" style:parent-style-name="Standard">
      <style:text-properties style:font-name="Arial" style:font-name-complex="Arial"/>
    </style:style>
    <style:style style:name="P5" style:family="paragraph" style:parent-style-name="Standard">
      <style:paragraph-properties fo:line-height="150%"/>
      <style:text-properties style:font-name="Arial" style:font-name-complex="Arial"/>
    </style:style>
    <style:style style:name="P6" style:family="paragraph" style:parent-style-name="Standard">
      <style:paragraph-properties fo:line-height="150%" fo:text-align="justify" style:justify-single-word="false"/>
      <style:text-properties style:font-name="Arial" style:font-name-complex="Arial"/>
    </style:style>
    <style:style style:name="P7" style:family="paragraph" style:parent-style-name="Standard" style:master-page-name="Standard">
      <style:paragraph-properties fo:line-height="150%" style:page-number="auto"/>
    </style:style>
    <style:style style:name="P8" style:family="paragraph" style:parent-style-name="Normal_20__28_Web_29_">
      <style:paragraph-properties fo:margin-left="0.088cm" fo:margin-right="0.118cm" fo:line-height="200%" fo:text-align="justify" style:justify-single-word="false" fo:text-indent="0.988cm" style:auto-text-indent="false"/>
    </style:style>
    <style:style style:name="P9" style:family="paragraph" style:parent-style-name="Text_20_body">
      <style:text-properties fo:font-size="12pt" fo:language="es" fo:country="MX" style:font-size-asian="12pt"/>
    </style:style>
    <style:style style:name="T1" style:family="text">
      <style:text-properties style:font-name="Arial" style:font-name-complex="Arial"/>
    </style:style>
    <style:style style:name="T2" style:family="text">
      <style:text-properties style:font-name="Arial" fo:font-weight="bold" style:font-weight-asian="bold" style:font-name-complex="Arial"/>
    </style:style>
    <style:style style:name="T3" style:family="text">
      <style:text-properties style:font-name="Arial" fo:font-size="12pt" style:font-size-asian="12pt" style:font-name-complex="Arial" style:font-size-complex="12pt"/>
    </style:style>
    <style:style style:name="T4" style:family="text">
      <style:text-properties fo:color="#000000" style:font-name="Arial" style:font-name-complex="Arial"/>
    </style:style>
    <style:style style:name="T5" style:family="text">
      <style:text-properties fo:color="#000000" style:font-name="Arial" fo:font-size="14pt" fo:font-weight="bold" style:font-size-asian="14pt" style:font-weight-asian="bold" style:font-name-complex="Arial" style:font-size-complex="14pt"/>
    </style:style>
    <style:style style:name="T6" style:family="text">
      <style:text-properties fo:text-transform="uppercase" style:font-name="Arial" fo:font-weight="bold" style:font-weight-asian="bold" style:font-name-complex="Arial"/>
    </style:style>
    <style:style style:name="T7" style:family="text">
      <style:text-properties fo:font-size="12pt" fo:language="es" fo:country="MX" style:text-underline-style="solid" style:text-underline-width="auto" style:text-underline-color="font-color" fo:font-weight="bold" style:font-size-asian="12pt" style:font-weight-asian="bold"/>
    </style:style>
    <style:style style:name="T8" style:family="text">
      <style:text-properties fo:font-size="12pt" fo:language="es" fo:country="MX" style:font-size-asian="12pt"/>
    </style:style>
    <style:style style:name="T9" style:family="text">
      <style:text-properties fo:language="es" fo:country="MX"/>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4">$n_juzgado</text:span><text:span text:style-name="T2"> <text:s text:c="42"/></text:span><text:span text:style-name="T5">OFICIO</text:span></text:p>
      <text:p text:style-name="P1"><text:span text:style-name="T4"><text:s text:c="66"/></text:span><text:span text:style-name="T1">La Plata, <text:s text:c="6"/>de <text:s text:c="15"/>de 2012</text:span></text:p>
      <text:p text:style-name="P1"><text:span text:style-name="T2">Señores de </text:span><text:span text:style-name="T4">$textoLibre_2 </text:span></text:p>
      <text:p text:style-name="P3">S__________________/_________________D</text:p>
      <text:p text:style-name="P5"/>
      <text:p text:style-name="P2"><text:span text:style-name="T1"><text:tab/><text:tab/><text:tab/><text:tab/><text:tab/>Tengo el agrado de dirigirme a usted en los autos </text:span><text:span text:style-name="T4">$nombre_empresa</text:span><text:span text:style-name="T1">. c/ </text:span><text:span text:style-name="T4">$nombreCliente</text:span><text:span text:style-name="T1"> s/Cobro Ejecutivo, (Expediente Nº </text:span><text:span text:style-name="T4">$n_expediente</text:span><text:span text:style-name="T1">) en trámite en el Juzgado de 1º Instancia en lo Civil y Comercial Nº </text:span><text:span text:style-name="T4">$n_juzgado</text:span><text:span text:style-name="T2"> <text:s/></text:span><text:span text:style-name="T1">, <text:s/>Secretaría única del Departamento Judicial de La Plata, sito en Calle 13 e/ 47 y 48, La Plata (1900), a fin de que se sirve trabar embargo sobre los haberes que percibe el demandado </text:span><text:span text:style-name="T4">$nombreCliente </text:span><text:span text:style-name="T1">DNI Nº </text:span><text:span text:style-name="T4">$dniCliente</text:span><text:span text:style-name="T1">, decretado en autos, por la suma de </text:span><text:span text:style-name="T6"><text:s/>PESOS </text:span><text:span text:style-name="T4">$monto_pagare_en_letras </text:span><text:span text:style-name="T2">($</text:span><text:span text:style-name="T4">$monto_pagare</text:span><text:span text:style-name="T2">)</text:span><text:span text:style-name="T1">, que se reclama en concepto de capital, con más la suma de </text:span><text:span text:style-name="T2"><text:s/>PESOS </text:span><text:span text:style-name="T4">$intereses_en_letras</text:span><text:span text:style-name="T2"> ($</text:span><text:span text:style-name="T4">$intereses</text:span><text:span text:style-name="T2">)</text:span><text:span text:style-name="T1"> presupuestada provisoriamente en concepto de intereses y costas, EL QUE SE EFECTIVIZARA EN LA PROPORCION DE LEY, importes que deberán ser depositados al Banco de la Provincia de Buenos Aires, Sucursal Tribunales, calle 13 esq. 48 La Plata, en la cuenta de autos </text:span><text:span text:style-name="T4">$n_cuenta</text:span><text:span text:style-name="T1">, CBU </text:span><text:span text:style-name="T4">$n_cbu</text:span><text:span text:style-name="T1"> y a la orden de este Juzgado. </text:span></text:p>
      <text:p text:style-name="P6"/>
      <text:p text:style-name="P6"><text:tab/><text:tab/><text:tab/><text:tab/><text:tab/>IMPORTANTE: AL EFECTUAR LOS DEPOSITOS MENSUALES SE DEBERA TRANSCRIBIR TEXTUALMENTE, Y SIN ABREVIATURAS, LA CARATULA DE LOS AUTOS DE REFERENCIA CONSIGNADO DEBIDAMENTE EL NUMERO DE JUZGADO Y SIEMPRE A UN MISMO NUMERO DE CUENTA BANCARIA.</text:p>
      <text:p text:style-name="P6"/>
      <text:p text:style-name="P8"><text:span text:style-name="T1"><text:tab/><text:tab/><text:tab/><text:tab/><text:tab/></text:span><text:span text:style-name="T3">Como recaudo transcribo a continuación la providencia que ordena la medida y autoriza el presente:”</text:span><text:span text:style-name="T1"> </text:span><text:span text:style-name="T4">$textoLibre_1</text:span><text:span text:style-name="T3">.-</text:span></text:p>
      <text:p text:style-name="P6"/>
      <text:p text:style-name="P6"/>
      <text:p text:style-name="P6"><text:soft-page-break/><text:tab/><text:tab/><text:tab/><text:tab/></text:p>
      <text:p text:style-name="Text_20_body"><text:span text:style-name="T7">ARTICULO 396° C.P.C.C.:</text:span><text:span text:style-name="T8"> Recaudos y plazos para la contestación. Las oficinas públicas no podrán establecer recaudos o requisitos para los oficios sin previa aprobación por el Poder Ejecutivo, ni otros aranceles que los que determinen las leyes, decretos u ordenanzas.</text:span></text:p>
      <text:p text:style-name="P9"> </text:p>
      <text:p text:style-name="P9"><text:tab/>Deberán contestar el pedido de informes o remitir el expediente dentro de 20 días hábiles y las entidades privadas dentro de 10, salvo que la providencia que lo haya ordenado hubiere fijado otro plazo en razón de la naturaleza del juicio o de circunstancias especiales.</text:p>
      <text:p text:style-name="P6"/>
      <text:p text:style-name="P6"><text:tab/>Se encuentran autorizados a correr con el diligenciamiento del presente a la Dra. María Inés Barbieri, al Sr. Pablo Siscar, al Sr. Santiago Cerruti, al Sr. Gabriel Rodrigo Ferro Rocha, al Sr. César Andrés Meloni, a la Sra. Belén Pedernera , a la Dra. Carina Silvana Sotelo y al Sr. Claudio Cinalli.-</text:p>
      <text:p text:style-name="P6"/>
      <text:p text:style-name="P4"><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A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font-size-complex="10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paragraph-properties fo:margin-left="0.088cm" fo:margin-right="0.118cm" fo:margin-top="0.088cm" fo:margin-bottom="0.088cm" fo:text-indent="0cm" style:auto-text-indent="false"/>
      <style:text-properties fo:font-size="10pt" style:font-size-asian="10pt" style:font-size-complex="10pt"/>
    </style:style>
    <style:style style:name="Fuente_20_de_20_párrafo_20_predeter." style:display-name="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21.001cm" fo:page-height="29.7cm" style:num-format="1" style:print-orientation="portrait" fo:margin-top="5.001cm" fo:margin-bottom="2cm" fo:margin-left="5.001cm" fo:margin-right="1.501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_juzgado                                           O F I C I O</dc:title>
    <meta:initial-creator>silvia</meta:initial-creator>
    <meta:creation-date>2012-08-15T18:28:00</meta:creation-date>
    <dc:creator>silvia</dc:creator>
    <dc:date>2012-08-15T18:28:00</dc:date>
    <meta:editing-cycles>2</meta:editing-cycles>
    <meta:editing-duration>PT1M</meta:editing-duration>
    <meta:document-statistic meta:table-count="0" meta:image-count="0" meta:object-count="0" meta:page-count="2" meta:paragraph-count="13" meta:word-count="349" meta:character-count="2369"/>
    <meta:generator>OpenOffice.org/3.3$Win32 OpenOffice.org_project/330m20$Build-9567</meta:generator>
  </office:meta>
</office:document-meta>
</file>